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5-06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5-03-0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4-08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4-06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4-03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3-12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3-09-1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3-06-0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3-03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2-12-0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2-09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2-06-2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2-03-1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1-12-3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1-09-1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1-03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0-12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0-09-2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0-06-0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20-03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9-12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9-09-1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9-06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9-03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8-12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8-09-1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8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8-03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7-12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7-06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7-03-1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3-08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3-02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2-08-0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2-02-2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1-07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11-06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19</text:p>
          </table:table-cell>
          <table:table-cell office:value-type="string" calcext:value-type="string">
            <text:p>Westfield #1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